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con</text:p>
          </table:table-cell>
          <table:table-cell office:value-type="string">
            <text:p>Anim</text:p>
          </table:table-cell>
          <table:table-cell table:style-name="ce2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Plague</text:p>
          </table:table-cell>
          <table:table-cell office:value-type="string">
            <text:p>Deals X damage to target. Its adjacent fellow units are damaged for Y damage and their fellow adjacent units are damaged for Z.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2">22.01.2011</text:date>, <text:time>14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48.39</meta:creation-date>
    <meta:editing-duration>PT14H12M30S</meta:editing-duration>
    <meta:editing-cycles>52</meta:editing-cycles>
    <meta:generator>OpenOffice.org/3.1$Win32 OpenOffice.org_project/310m19$Build-9420</meta:generator>
    <dc:date>2011-01-22T14:20:42.76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